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Linux Libertine" fo:font-size="18pt" fo:letter-spacing="normal" fo:language="es" fo:country="ES" fo:font-style="normal" fo:font-weight="normal" style:font-size-asian="15.75pt" style:font-size-complex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2pt" officeooo:rsid="000e3179" officeooo:paragraph-rsid="000e3179" style:font-size-asian="10.5pt" style:font-size-complex="12pt"/>
    </style:style>
    <style:style style:name="P4" style:family="paragraph" style:parent-style-name="Standard">
      <style:text-properties fo:font-size="12pt" officeooo:rsid="000feafd" officeooo:paragraph-rsid="000feafd" style:font-size-asian="10.5pt" style:font-size-complex="12pt"/>
    </style:style>
    <style:style style:name="P5" style:family="paragraph" style:parent-style-name="Standard">
      <style:text-properties fo:font-size="12pt" officeooo:rsid="00103b1a" officeooo:paragraph-rsid="00103b1a" style:font-size-asian="10.5pt" style:font-size-complex="12pt"/>
    </style:style>
    <style:style style:name="P6" style:family="paragraph" style:parent-style-name="Standard">
      <style:text-properties fo:font-size="12pt" officeooo:rsid="0011165c" officeooo:paragraph-rsid="0011165c" style:font-size-asian="10.5pt" style:font-size-complex="12pt"/>
    </style:style>
    <style:style style:name="P7" style:family="paragraph" style:parent-style-name="Standard">
      <style:text-properties fo:font-size="12pt" officeooo:rsid="00122f86" officeooo:paragraph-rsid="00122f86" style:font-size-asian="10.5pt" style:font-size-complex="12pt"/>
    </style:style>
    <style:style style:name="P8" style:family="paragraph" style:parent-style-name="Standard">
      <style:text-properties fo:font-size="12pt" officeooo:rsid="001241b0" officeooo:paragraph-rsid="001241b0" style:font-size-asian="10.5pt" style:font-size-complex="12pt"/>
    </style:style>
    <style:style style:name="T1" style:family="text">
      <style:text-properties officeooo:rsid="000f57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firstHeading"/>XPath con escenario de equipamento informático (básico)</text:h>
      <text:p text:style-name="P2"/>
      <text:p text:style-name="P2"/>
      <text:p text:style-name="P2"/>
      <text:p text:style-name="P2"/>
      <text:p text:style-name="P3">1./equipos/m<text:span text:style-name="T1">á</text:span>quin<text:span text:style-name="T1">a</text:span></text:p>
      <text:p text:style-name="P3">2./equipos/m<text:span text:style-name="T1">á</text:span>quin<text:span text:style-name="T1">a</text:span>/hardware</text:p>
      <text:p text:style-name="P3">3./equipos/máquina/config</text:p>
      <text:p text:style-name="P4">4./equipos/máquina/hardware/fabricante</text:p>
      <text:p text:style-name="P5">5./equipos/máquina/hardware/disco</text:p>
      <text:p text:style-name="P6">6./equipos/máquina/config/IP</text:p>
      <text:p text:style-name="P7">7./equipos/máquina/@nome</text:p>
      <text:p text:style-name="P8">8.//maquina[<text:a xlink:type="simple" xlink:href="mailto:hardware/gravadora/@tipo" text:style-name="Internet_20_link" text:visited-style-name="Visited_20_Internet_20_Link">hardware/gravadora/@tipo</text:a>=”DVD”]/@home</text:p>
      <text:p text:style-name="P8">9- //máquina[config/role]/config/OS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3:47:01.784000000</meta:creation-date>
    <meta:generator>LibreOffice/7.4.6.2$Windows_X86_64 LibreOffice_project/5b1f5509c2decdade7fda905e3e1429a67acd63d</meta:generator>
    <dc:date>2023-12-20T11:00:20.857000000</dc:date>
    <meta:editing-duration>PT1H11M22S</meta:editing-duration>
    <meta:editing-cycles>8</meta:editing-cycles>
    <meta:document-statistic meta:table-count="0" meta:image-count="0" meta:object-count="0" meta:page-count="1" meta:paragraph-count="10" meta:word-count="17" meta:character-count="332" meta:non-whitespace-character-count="325"/>
  </office:meta>
</office:document-meta>
</file>